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loext:opacity="100%" style:font-name="Courier" fo:font-size="12pt" style:text-underline-style="solid" style:text-underline-type="double" style:text-underline-width="auto" style:text-underline-color="font-color" style:font-name-asian="Courier" style:font-size-asian="12pt" style:font-name-complex="Courier" style:font-size-complex="12pt"/>
    </style:style>
    <style:style style:name="T3" style:family="text">
      <style:text-properties fo:color="#000000" loext:opacity="100%" style:text-position="sub 58%" style:font-name="Courier" fo:font-size="12pt" style:font-name-asian="Courier" style:font-size-asian="12pt" style:font-name-complex="Courier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**********************************************************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<text:tab/>Autor : Antonio Mesa <text:s/><text:tab/><text:tab/><text:tab/><text:tab/><text:tab/><text:tab/><text:tab/><text:tab/><text:tab/><text:tab/><text:tab/><text:tab/>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<text:tab/>Prefijo mnemotÚcnico del módulo : BL <text:s text:c="3"/><text:tab/><text:tab/><text:tab/><text:tab/><text:tab/><text:tab/><text:tab/>*/</text:p>
      <text:p text:style-name="P2">/*<text:tab/>Modelo de compilación :<text:tab/>WINDOWS<text:tab/><text:tab/><text:tab/><text:tab/><text:tab/><text:tab/><text:tab/><text:tab/><text:tab/><text:tab/>*/</text:p>
      <text:p text:style-name="P2">/* <text:tab/>Ultima versión : v 1.0<text:tab/><text:tab/><text:tab/><text:tab/><text:tab/><text:tab/><text:tab/>*/</text:p>
      <text:p text:style-name="P2">/*<text:tab/>Descripción : Calcula 'm' vap's y sus correspondientes */ /*<text:tab/><text:tab/>vep's, donde m &lt; Dim, por el método de iteración <text:s/>*/ <text:s/>/*<text:tab/><text:tab/>en un subespacio.<text:tab/><text:tab/><text:tab/><text:tab/><text:tab/><text:tab/><text:tab/><text:tab/><text:tab/><text:tab/><text:tab/><text:tab/>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***********************************************************/</text:p>
      <text:p text:style-name="P3"><text:span text:style-name="T1"/></text:p>
      <text:p text:style-name="P2">#ifndef BLOCK</text:p>
      <text:p text:style-name="P2">#define BLOCK</text:p>
      <text:p text:style-name="P3"><text:span text:style-name="T1"/></text:p>
      <text:p text:style-name="P2">int BLblockpower(matriz, vector, matriz, matriz, indice, escalar, escalar, unsigned int);</text:p>
      <text:p text:style-name="P2">/*Pre : Deberemos tener en cuenta que el número de vaṕs que queremos encontrar en menor que la dimensión del problema.</text:p>
      <text:p text:style-name="P4">Al comienzo de la ejecución del procedimiento, la matriz %1 contendrá los vectores iniciales de prueba que necesita esta rutina para comenzar a ejecutarse, deben ser vectores no nulos.</text:p>
      <text:p text:style-name="P4">Este procedimiento necesita a su vez otro procedimiento que calcule los vaṕs y veṕs pero de un problema mxm, para ello utilizaremos el método QZ explícito.</text:p>
      <text:p text:style-name="P2">Parámetros:</text:p>
      <text:p text:style-name="P2">%1: Matriz nxm que contiene los veṕs solución del problema.</text:p>
      <text:p text:style-name="P2">%2: Vector m que contiene los vaṕs solución del problema.</text:p>
      <text:p text:style-name="P3"><text:span text:style-name="T1">%3: Matriz </text:span><text:span text:style-name="T2">A</text:span><text:span text:style-name="T1"> del problema.</text:span></text:p>
      <text:p text:style-name="P3"><text:span text:style-name="T1">%4: Matriz </text:span><text:span text:style-name="T2">B</text:span><text:span text:style-name="T1"> del problema.</text:span></text:p>
      <text:p text:style-name="P2">%5: Número m que indica la cantidad de vaṕs que deseamos.</text:p>
      <text:p text:style-name="P3"><text:span text:style-name="T1">%6: Valor eps*║</text:span><text:span text:style-name="T2">A</text:span><text:span text:style-name="T1">║</text:span><text:span text:style-name="T3">max</text:span><text:span text:style-name="T1">.</text:span></text:p>
      <text:p text:style-name="P3"><text:span text:style-name="T1">%7: Valor eps*║</text:span><text:span text:style-name="T2">B</text:span><text:span text:style-name="T1">║</text:span><text:span text:style-name="T3">max</text:span><text:span text:style-name="T1">.</text:span></text:p>
      <text:p text:style-name="P2">%8: Dimensión del problema.</text:p>
      <text:p text:style-name="P2">*/</text:p>
      <text:p text:style-name="P2">/*Post : Si no encuentra todos los vaṕs pedidos porque se ha excedido el número de iteraciones, devuelve un código de error.</text:p>
      <text:p text:style-name="P4">Si encuentra los vaṕs en el número de iteraciones deseado, devuelve un código de no error y la solución en %1 los veṕs y en <text:soft-page-break/>%2 los vaṕs.</text:p>
      <text:p text:style-name="P2">*/</text:p>
      <text:p text:style-name="P3"><text:span text:style-name="T1"/></text:p>
      <text:p text:style-name="P2">#endi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MacOSX_X86_64 LibreOffice_project/48a6bac9e7e268aeb4c3483fcf825c94556d9f92</meta:generator>
    <meta:document-statistic meta:table-count="0" meta:image-count="0" meta:object-count="0" meta:page-count="2" meta:paragraph-count="30" meta:word-count="258" meta:character-count="1663" meta:non-whitespace-character-count="1330"/>
  </office:meta>
</office:document-meta>
</file>